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style:text-underline-style="none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style:font-name="Arial1" fo:font-size="12pt" style:font-size-asian="12pt" style:font-size-complex="12pt"/>
    </style:style>
    <style:style style:name="P6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style:text-underline-style="none" style:text-blinking="false" fo:background-color="transparent" style:font-size-asian="12pt" style:font-size-complex="12pt"/>
    </style:style>
    <style:style style:name="P7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Standard">
      <style:text-properties style:font-name="Arial1" fo:font-size="12pt" style:font-size-asian="12pt" style:font-size-complex="12p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size="11pt" fo:font-style="normal" fo:font-weight="normal"/>
    </style:style>
    <style:style style:name="T3" style:family="text">
      <style:text-properties fo:font-style="normal" fo:font-weight="normal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6464a53e-a4ee-c630-977f-83d7e640a5c3"/>Description fonctions</text:p>
      <text:p text:style-name="P1"/>
      <text:p text:style-name="P5"><text:span text:style-name="T4">Main:</text:span></text:p>
      <text:p text:style-name="P2">main() : exécute/débute le programme</text:p>
      <text:p text:style-name="P1"/>
      <text:p text:style-name="P3">Text:</text:p>
      <text:p text:style-name="P1"/>
      <text:p text:style-name="P2">format() : formate le texte pour avoir un texte en majuscule sans virgules, espaces, chiffres, symboles…</text:p>
      <text:p text:style-name="P1"/>
      <text:p text:style-name="P2">encrypt() : appelle l’un des trois principes choisi par l’utilisateur pour crypter le texte</text:p>
      <text:p text:style-name="P1"/>
      <text:p text:style-name="P2">decrypt() : appelle l’un des trois principes choisi par l’utilisateur pour décrypter le texte</text:p>
      <text:p text:style-name="P1"/>
      <text:p text:style-name="P2">encryptVigenère()  : (dé)crypte le texte formaté par la méthode Vigenère</text:p>
      <text:p text:style-name="P2">decryptVigenère() </text:p>
      <text:p text:style-name="P1"/>
      <text:p text:style-name="P2">encryptCésar() : (dé)crypte le texte formaté par la méthode César</text:p>
      <text:p text:style-name="P2">decryptCésar()</text:p>
      <text:p text:style-name="P1"/>
      <text:p text:style-name="P2">encryptEnigma(): (dé)crypte le texte formaté par la méthode Enigma</text:p>
      <text:p text:style-name="P2">decryptEnigma() </text:p>
      <text:p text:style-name="P1"/>
      <text:p text:style-name="P4">   <text:span text:style-name="T3">fonctions utilisées à l’intérieur de encryptEnigma():</text:span></text:p>
      <text:list xml:id="list1914381389622548373" text:style-name="L1">
        <text:list-item>
          <text:p text:style-name="P6">     <text:span text:style-name="T3">searchindex() : crée une liste alphabet et recherche l’indice de chaque lettre à crypter dans cette liste</text:span></text:p>
        </text:list-item>
      </text:list>
      <text:list xml:id="list4214672994021950390" text:style-name="L2">
        <text:list-item>
          <text:p text:style-name="P7">shiftFirstRotor() : modélise le premier rotor, exécute le décalage de l’indice et retourne la lettre correspondante</text:p>
        </text:list-item>
        <text:list-item>
          <text:p text:style-name="P7">shiftSecondRotor():modélise le deuxième rotor, même principe que shiftFirstRotor()</text:p>
        </text:list-item>
        <text:list-item>
          <text:p text:style-name="P7">shiftThirdRotor():modélise le deuxième rotor, même principe que shiftFirstRotor()</text:p>
        </text:list-item>
        <text:list-item>
          <text:p text:style-name="P7">plugboard(): modélise le tableau de permutation, 10 lettres sont associées à dix autres lettres. En appuyant sur une lettre c’est la lettre associée qui va être renvoyée. Il y a six lettres qui ne sont associées à aucune autre lettre</text:p>
        </text:list-item>
        <text:list-item>
          <text:p text:style-name="P7">permutationReflector() : modélise le réflecteur, même chose que plugboard(), cette fois-ci toutes les lettres sont associées à une autre lettre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8:57:23.262000000</meta:creation-date>
    <dc:date>2017-11-10T08:58:03.245000000</dc:date>
    <meta:editing-duration>PT40S</meta:editing-duration>
    <meta:editing-cycles>1</meta:editing-cycles>
    <meta:document-statistic meta:table-count="0" meta:image-count="0" meta:object-count="0" meta:page-count="1" meta:paragraph-count="20" meta:word-count="206" meta:character-count="1432" meta:non-whitespace-character-count="1241"/>
    <meta:generator>LibreOffice/5.1.3.2$Windows_X86_64 LibreOffice_project/644e4637d1d8544fd9f56425bd6cec110e49301b</meta:generator>
  </office:meta>
</office:document-meta>
</file>